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31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2.30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1.3984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ce4"/>
        <table:table-column table:style-name="co4" table:number-columns-repeated="245" table:default-cell-style-name="Default"/>
        <table:table-row table:style-name="ro1">
          <table:table-cell table:style-name="ce1" office:value-type="string">
            <text:p>Par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/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4"/>
        </table:table-row>
        <table:table-row table:style-name="ro2">
          <table:table-cell office:value-type="string">
            <text:p>S109/R401-S109/R403</text:p>
          </table:table-cell>
          <table:table-cell/>
          <table:table-cell office:value-type="string">
            <text:p>Resistor 100K 1206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float" office:value="9337024">
            <text:p>9337024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2"/>
          <table:table-cell table:formula="oooc:=[.K2]*[.J2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S101/R201-S104/R201</text:p>
          </table:table-cell>
          <table:table-cell/>
          <table:table-cell office:value-type="string">
            <text:p>Resistor 10K 1206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9337016">
            <text:p>9337016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2"/>
          <table:table-cell table:formula="oooc:=[.K3]*[.J3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C1-C2</text:p>
          </table:table-cell>
          <table:table-cell/>
          <table:table-cell office:value-type="string">
            <text:p>Capacitor 1uF Electrolytic 2.5mm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2" office:value-type="float" office:value="9451455">
            <text:p>9451455</text:p>
          </table:table-cell>
          <table:table-cell table:style-name="ce2" office:value-type="string">
            <text:p>Y</text:p>
          </table:table-cell>
          <table:table-cell table:number-columns-repeated="2"/>
          <table:table-cell table:number-columns-repeated="2"/>
          <table:table-cell table:formula="oooc:=[.K4]*[.J4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CONN101</text:p>
          </table:table-cell>
          <table:table-cell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style-name="ce2" office:value-type="float" office:value="10">
            <text:p>10</text:p>
          </table:table-cell>
          <table:table-cell table:number-columns-repeated="2"/>
          <table:table-cell/>
          <table:table-cell office:value-type="currency" office:currency="GBP" office:value="0.27">
            <text:p>£0.2700</text:p>
          </table:table-cell>
          <table:table-cell table:formula="oooc:=[.K5]*[.J5]" office:value-type="currency" office:currency="GBP" office:value="0">
            <text:p>£0.0000</text:p>
          </table:table-cell>
          <table:table-cell table:number-columns-repeated="244"/>
        </table:table-row>
        <table:table-row table:style-name="ro2">
          <table:table-cell office:value-type="string">
            <text:p>(S101/CONN201-S104/CONN201, S105/CONN301-S108/CONN301)...</text:p>
          </table:table-cell>
          <table:table-cell/>
          <table:table-cell office:value-type="string">
            <text:p>Cage Clamp</text:p>
          </table:table-cell>
          <table:table-cell office:value-type="float" office:value="12">
            <text:p>12</text:p>
          </table:table-cell>
          <table:table-cell office:value-type="string">
            <text:p>Farnell</text:p>
          </table:table-cell>
          <table:table-cell table:style-name="ce2"/>
          <table:table-cell table:style-name="ce2" office:value-type="float" office:value="240">
            <text:p>240</text:p>
          </table:table-cell>
          <table:table-cell table:number-columns-repeated="2"/>
          <table:table-cell table:number-columns-repeated="2"/>
          <table:table-cell table:formula="oooc:=[.K6]*[.J6]" office:value-type="float" office:value="0">
            <text:p>0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string">
            <text:p>Cage Clamp End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office:value-type="float" office:value="80">
            <text:p>80</text:p>
          </table:table-cell>
          <table:table-cell table:number-columns-repeated="2"/>
          <table:table-cell/>
          <table:table-cell office:value-type="currency" office:currency="GBP" office:value="0.31">
            <text:p>£0.3100</text:p>
          </table:table-cell>
          <table:table-cell table:formula="oooc:=[.K7]*[.J7]" office:value-type="currency" office:currency="GBP" office:value="0">
            <text:p>£0.0000</text:p>
          </table:table-cell>
          <table:table-cell table:number-columns-repeated="244"/>
        </table:table-row>
        <table:table-row table:style-name="ro2">
          <table:table-cell office:value-type="string">
            <text:p>S101/Z201-S104/Z201</text:p>
          </table:table-cell>
          <table:table-cell office:value-type="string">
            <text:p>BAT754S</text:p>
          </table:table-cell>
          <table:table-cell office:value-type="string">
            <text:p>Dual diode SOT23-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table:style-name="ce2" office:value-type="string">
            <text:p>In adc</text:p>
          </table:table-cell>
          <table:table-cell table:number-columns-repeated="2"/>
          <table:table-cell/>
          <table:table-cell office:value-type="currency" office:currency="GBP" office:value="0.048">
            <text:p>£0.0480</text:p>
          </table:table-cell>
          <table:table-cell table:formula="oooc:=[.K8]*[.J8]" office:value-type="currency" office:currency="GBP" office:value="0">
            <text:p>£0.0000</text:p>
          </table:table-cell>
          <table:table-cell table:number-columns-repeated="244"/>
        </table:table-row>
        <table:table-row table:style-name="ro2">
          <table:table-cell office:value-type="string">
            <text:p>S109/J401-S109/J403</text:p>
          </table:table-cell>
          <table:table-cell/>
          <table:table-cell office:value-type="string">
            <text:p>TYCO ELECTRONICS / AMP — HEADER, 1 ROW 3WAY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table:style-name="ce3" office:value-type="float" office:value="3418297">
            <text:p>3418297</text:p>
          </table:table-cell>
          <table:table-cell table:style-name="ce3" office:value-type="string">
            <text:p>In pwm</text:p>
          </table:table-cell>
          <table:table-cell table:number-columns-repeated="2"/>
          <table:table-cell/>
          <table:table-cell office:value-type="currency" office:currency="GBP" office:value="0.021">
            <text:p>£0.0210</text:p>
          </table:table-cell>
          <table:table-cell table:formula="oooc:=[.K9]*[.J9]" office:value-type="currency" office:currency="GBP" office:value="0">
            <text:p>£0.0000</text:p>
          </table:table-cell>
          <table:table-cell table:number-columns-repeated="244"/>
        </table:table-row>
        <table:table-row table:style-name="ro2">
          <table:table-cell office:value-type="string">
            <text:p>S105/Q301-S108/Q301</text:p>
          </table:table-cell>
          <table:table-cell office:value-type="string">
            <text:p>BSS670S2L</text:p>
          </table:table-cell>
          <table:table-cell office:value-type="string">
            <text:p>P-channel MOSFE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3" office:value-type="float" office:value="1095673">
            <text:p>1095673</text:p>
          </table:table-cell>
          <table:table-cell table:style-name="ce3" office:value-type="string">
            <text:p>Y</text:p>
          </table:table-cell>
          <table:table-cell table:number-columns-repeated="2"/>
          <table:table-cell table:number-columns-repeated="2"/>
          <table:table-cell table:formula="oooc:=[.K10]*[.J10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S105/Q302-S108/Q302</text:p>
          </table:table-cell>
          <table:table-cell office:value-type="string">
            <text:p>ZXM61P02F</text:p>
          </table:table-cell>
          <table:table-cell office:value-type="string">
            <text:p>N-channel MOSFE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3" office:value-type="float" office:value="9525297">
            <text:p>9525297</text:p>
          </table:table-cell>
          <table:table-cell table:style-name="ce3" office:value-type="string">
            <text:p>Y</text:p>
          </table:table-cell>
          <table:table-cell table:number-columns-repeated="2"/>
          <table:table-cell table:number-columns-repeated="2"/>
          <table:table-cell table:formula="oooc:=[.K11]*[.J11]" office:value-type="float" office:value="0">
            <text:p>0</text:p>
          </table:table-cell>
          <table:table-cell table:number-columns-repeated="244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J</text:p>
          </table:table-cell>
          <table:table-cell table:number-columns-repeated="249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1" style:language-asian="en" style:country-asian="US" style:font-name-complex="DejaVu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5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8-25T16:05:28</meta:creation-date>
    <dc:creator>Tom Bennellick</dc:creator>
    <dc:date>2007-09-19T15:19:45</dc:date>
    <dc:language>en-US</dc:language>
    <meta:editing-cycles>36</meta:editing-cycles>
    <meta:editing-duration>PT6H43M59S</meta:editing-duration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